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32c43" officeooo:paragraph-rsid="00132c43"/>
    </style:style>
    <style:style style:name="P2" style:family="paragraph" style:parent-style-name="Standard">
      <style:text-properties officeooo:rsid="00149858" officeooo:paragraph-rsid="00149858"/>
    </style:style>
    <style:style style:name="P3" style:family="paragraph" style:parent-style-name="Standard">
      <style:text-properties officeooo:rsid="0014a9a5" officeooo:paragraph-rsid="0014a9a5"/>
    </style:style>
    <style:style style:name="P4" style:family="paragraph" style:parent-style-name="Standard">
      <style:text-properties style:font-name="DejaVu Sans Mono" fo:font-size="8pt" officeooo:rsid="0014a9a5" officeooo:paragraph-rsid="0014a9a5" style:font-size-asian="8pt" style:font-size-complex="8pt"/>
    </style:style>
    <style:style style:name="P5" style:family="paragraph" style:parent-style-name="Standard">
      <style:text-properties style:font-name="DejaVu Sans Mono" fo:font-size="8pt" officeooo:rsid="0014a9a5" officeooo:paragraph-rsid="00163ff1" style:font-size-asian="8pt" style:font-size-complex="8pt"/>
    </style:style>
    <style:style style:name="P6" style:family="paragraph" style:parent-style-name="Standard">
      <style:text-properties style:font-name="DejaVu Sans Mono" fo:font-size="8pt" officeooo:rsid="00163ff1" officeooo:paragraph-rsid="00163ff1" style:font-size-asian="8pt" style:font-size-complex="8pt"/>
    </style:style>
    <style:style style:name="P7" style:family="paragraph" style:parent-style-name="Standard">
      <style:text-properties style:font-name="DejaVu Sans Mono" fo:font-size="8pt" officeooo:rsid="0017bdf8" officeooo:paragraph-rsid="0017bdf8" style:font-size-asian="8pt" style:font-size-complex="8pt"/>
    </style:style>
    <style:style style:name="P8" style:family="paragraph" style:parent-style-name="Standard">
      <style:text-properties style:font-name="DejaVu Sans Mono" fo:font-size="8pt" officeooo:rsid="0019895f" officeooo:paragraph-rsid="0019895f" style:font-size-asian="8pt" style:font-size-complex="8pt"/>
    </style:style>
    <style:style style:name="P9" style:family="paragraph" style:parent-style-name="Standard">
      <style:text-properties style:font-name="DejaVu Sans Mono" fo:font-size="8pt" officeooo:rsid="001b5302" officeooo:paragraph-rsid="001b5302" style:font-size-asian="8pt" style:font-size-complex="8pt"/>
    </style:style>
    <style:style style:name="P10" style:family="paragraph" style:parent-style-name="Standard">
      <style:paragraph-properties fo:break-before="page"/>
      <style:text-properties style:font-name="DejaVu Sans Mono" fo:font-size="8pt" officeooo:rsid="0014a9a5" officeooo:paragraph-rsid="0014a9a5" style:font-size-asian="8pt" style:font-size-complex="8pt"/>
    </style:style>
    <style:style style:name="P11" style:family="paragraph" style:parent-style-name="Heading_20_2" style:list-style-name=""/>
    <style:style style:name="P12" style:family="paragraph" style:parent-style-name="Heading_20_2">
      <style:text-properties fo:font-style="italic" style:font-style-asian="italic" style:font-style-complex="italic"/>
    </style:style>
    <style:style style:name="P13" style:family="paragraph" style:parent-style-name="Heading_20_2">
      <style:paragraph-properties fo:break-before="page"/>
    </style:style>
    <style:style style:name="P14" style:family="paragraph" style:parent-style-name="Heading_20_2">
      <style:paragraph-properties fo:break-before="page"/>
      <style:text-properties fo:font-style="italic" style:font-style-asian="italic" style:font-style-complex="italic"/>
    </style:style>
    <style:style style:name="T1" style:family="text">
      <style:text-properties officeooo:rsid="00149858"/>
    </style:style>
    <style:style style:name="T2" style:family="text">
      <style:text-properties officeooo:rsid="00163ff1"/>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7bdf8" style:font-style-asian="normal" style:font-style-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bs</text:h>
      <text:h text:style-name="Heading_20_2" text:outline-level="2">3.2</text:h>
      <text:p text:style-name="P1"/>
      <text:p text:style-name="P2">01<text:tab/>Code starts here</text:p>
      <text:p text:style-name="P2">02<text:tab/>Global function main</text:p>
      <text:p text:style-name="P2">03<text:tab/>Declaration of main</text:p>
      <text:p text:style-name="P2">04<text:tab/><text:tab/>push base pointer on stack ( { )</text:p>
      <text:p text:style-name="P2">05<text:tab/><text:tab/>set stack pointer to base pointer</text:p>
      <text:p text:style-name="P2">06<text:tab/><text:tab/>define variable as 0, push on stack</text:p>
      <text:p text:style-name="P2">07<text:tab/><text:tab/>compare integer value 4 bytes down the stack with 0</text:p>
      <text:p text:style-name="P2">08<text:tab/><text:tab/>if not equal go to section .L2</text:p>
      <text:p text:style-name="P2">09<text:tab/><text:tab/>increment value 4 bytes down the stack by 1</text:p>
      <text:p text:style-name="P2">10<text:tab/>Here begins section .L2</text:p>
      <text:p text:style-name="P2">11<text:tab/><text:tab/>store 0 in register</text:p>
      <text:p text:style-name="P2">12<text:tab/><text:tab/>gtfo</text:p>
      <text:p text:style-name="P2">13</text:p>
      <text:p text:style-name="P1"/>
      <text:p text:style-name="P2">int main()</text:p>
      <text:p text:style-name="P2">{</text:p>
      <text:p text:style-name="P2"><text:tab/>int x = 0;</text:p>
      <text:p text:style-name="P2"><text:tab/>if(x == 0)</text:p>
      <text:p text:style-name="P2"><text:tab/><text:tab/>x++;</text:p>
      <text:p text:style-name="P2"><text:tab/>return 0; </text:p>
      <text:p text:style-name="P2">}</text:p>
      <text:h text:style-name="P11" text:outline-level="2"/>
      <text:h text:style-name="P13" text:outline-level="2">3.3</text:h>
      <text:p text:style-name="P1"/>
      <text:p text:style-name="P1">01 <text:tab/>Code starts here</text:p>
      <text:p text:style-name="P1">02<text:tab/>Global function main</text:p>
      <text:p text:style-name="P1">03<text:tab/>Here starts main</text:p>
      <text:p text:style-name="P1">04<text:tab/>{</text:p>
      <text:p text:style-name="P1">05<text:tab/><text:tab/>set stack pointer to base pointer<text:tab/></text:p>
      <text:p text:style-name="P1">06<text:tab/><text:tab/>store value 0 on stack</text:p>
      <text:p text:style-name="P1">07<text:tab/><text:tab/>unconditional jump to <text:span text:style-name="T1">while</text:span> at line 11</text:p>
      <text:p text:style-name="P1">08<text:tab/>Here begins section L3</text:p>
      <text:p text:style-name="P1">09<text:tab/><text:tab/>Add value 1 to value found 4 bytes down from current position of base pointer</text:p>
      <text:p text:style-name="P1">10<text:tab/><text:tab/>Add value 1 to value found 4 bytes down from current position of base pointer</text:p>
      <text:p text:style-name="P1">11<text:tab/>Here begins <text:s/>section L2</text:p>
      <text:p text:style-name="P1">12<text:tab/><text:tab/>compare value 9 with value found 4 bytes down from current position of base pointer</text:p>
      <text:p text:style-name="P1">13<text:tab/><text:tab/>jump (if comparison less than or equal is true) to section .L3</text:p>
      <text:p text:style-name="P1">14<text:tab/>store 0 in register</text:p>
      <text:p text:style-name="P1">15<text:tab/>gtfo</text:p>
      <text:p text:style-name="P1">16</text:p>
      <text:p text:style-name="P1"/>
      <text:p text:style-name="P1"/>
      <text:p text:style-name="P1">In C:</text:p>
      <text:p text:style-name="P1"/>
      <text:p text:style-name="P1">int main()</text:p>
      <text:p text:style-name="P1">{</text:p>
      <text:p text:style-name="P1"><text:s text:c="3"/>int y = 0;</text:p>
      <text:p text:style-name="P1"><text:s text:c="3"/>while(y &lt;= 9)</text:p>
      <text:p text:style-name="P1"><text:s text:c="3"/>{ <text:s text:c="4"/></text:p>
      <text:p text:style-name="P1"><text:s text:c="5"/>y++;</text:p>
      <text:p text:style-name="P1"><text:s text:c="5"/>y++;</text:p>
      <text:p text:style-name="P1"><text:s text:c="3"/>}</text:p>
      <text:p text:style-name="P1"><text:s text:c="3"/>return 0;</text:p>
      <text:p text:style-name="P1">}</text:p>
      <text:p text:style-name="P1"/>
      <text:p text:style-name="P1"/>
      <text:h text:style-name="P11" text:outline-level="2"/>
      <text:h text:style-name="P13" text:outline-level="2">4.5.1</text:h>
      <text:p text:style-name="P3"/>
      <text:p text:style-name="P3">#include &lt;stdio.h&gt;</text:p>
      <text:p text:style-name="P3">#include &lt;stdlib.h&gt;</text:p>
      <text:p text:style-name="P3">#include &lt;unistd.h&gt;</text:p>
      <text:p text:style-name="P3">#include &lt;sys/wait.h&gt;</text:p>
      <text:p text:style-name="P3">#include &lt;sys/types.h&gt;</text:p>
      <text:p text:style-name="P3"/>
      <text:p text:style-name="P3">/**</text:p>
      <text:p text:style-name="P3">** <text:s/>I interpreted this assignment not as *starting*</text:p>
      <text:p text:style-name="P3">** <text:s/>the processes at the given times but as the processes</text:p>
      <text:p text:style-name="P3">** <text:s/>performing their work at these times; because I felt</text:p>
      <text:p text:style-name="P3">** <text:s/>I couldn't wait to start process 1 in the parent</text:p>
      <text:p text:style-name="P3">** <text:s/>until process 0 was done, but start process 2</text:p>
      <text:p text:style-name="P3">** <text:s/>before it was.</text:p>
      <text:p text:style-name="P3">**</text:p>
      <text:p text:style-name="P3">** <text:s/>After attempting to write it with a for loop, and then</text:p>
      <text:p text:style-name="P3">** <text:s/>recursively I realized waitpid() only worked on *children*</text:p>
      <text:p text:style-name="P3">** <text:s/>and not on siblings.</text:p>
      <text:p text:style-name="P3">**</text:p>
      <text:p text:style-name="P3">** <text:s/>The reason for attempting that was because I made the assumption</text:p>
      <text:p text:style-name="P3">** <text:s/>that the reason for giving the processes numbers were</text:p>
      <text:p text:style-name="P3">** <text:s/>that they were supposed to be started in that order,</text:p>
      <text:p text:style-name="P3">** <text:s/>and that they should all be started from a common</text:p>
      <text:p text:style-name="P3">** <text:s/>parent process.</text:p>
      <text:p text:style-name="P3">**</text:p>
      <text:p text:style-name="P3">** <text:s/>In this code, I have instead resorted to not starting the threads</text:p>
      <text:p text:style-name="P3">** <text:s/>in numerical order but in the order that makes sense, and</text:p>
      <text:p text:style-name="P3">** <text:s/>giving them the appropriate number. <text:span text:style-name="T2">All code is on the following page</text:span></text:p>
      <text:p text:style-name="P3"><text:span text:style-name="T2">** <text:s/>to make reading easier.</text:span></text:p>
      <text:p text:style-name="P3">** </text:p>
      <text:p text:style-name="P3">** </text:p>
      <text:p text:style-name="P3">**/</text:p>
      <text:p text:style-name="P3"/>
      <text:p text:style-name="P3"/>
      <text:p text:style-name="P4"/>
      <text:p text:style-name="P10"/>
      <text:p text:style-name="P4">void process(int number, int time)</text:p>
      <text:p text:style-name="P4">{</text:p>
      <text:p text:style-name="P4"><text:s text:c="4"/>printf("Prosess %d kjører\n", number);</text:p>
      <text:p text:style-name="P4"><text:s text:c="4"/>sleep(time);</text:p>
      <text:p text:style-name="P4"><text:s text:c="4"/>printf("Prosess %d kjørte i %d sekunder\n", number, time);</text:p>
      <text:p text:style-name="P4">}</text:p>
      <text:p text:style-name="P4"/>
      <text:p text:style-name="P4">int main()</text:p>
      <text:p text:style-name="P4">{</text:p>
      <text:p text:style-name="P5"><text:s text:c="4"/>pid_t p[6];</text:p>
      <text:p text:style-name="P4"/>
      <text:p text:style-name="P4"><text:s text:c="4"/>p[0] = fork();</text:p>
      <text:p text:style-name="P4"/>
      <text:p text:style-name="P4"><text:s text:c="4"/>if(p[0] != 0)</text:p>
      <text:p text:style-name="P4"><text:s text:c="4"/>{</text:p>
      <text:p text:style-name="P4"><text:s text:c="8"/>// Start 2 at the same time</text:p>
      <text:p text:style-name="P4"><text:s text:c="8"/>p[2] = fork();</text:p>
      <text:p text:style-name="P4"/>
      <text:p text:style-name="P4"><text:s text:c="8"/>if(p[2] != 0)</text:p>
      <text:p text:style-name="P4"><text:s text:c="8"/>{</text:p>
      <text:p text:style-name="P4"/>
      <text:p text:style-name="P4"><text:s text:c="12"/>// Start 1 after 0</text:p>
      <text:p text:style-name="P4"><text:s text:c="12"/>waitpid(p[0], NULL, 0);</text:p>
      <text:p text:style-name="P4"><text:s text:c="12"/>p[1] = fork();</text:p>
      <text:p text:style-name="P4"/>
      <text:p text:style-name="P4"><text:s text:c="12"/>if(p[1] != 0)</text:p>
      <text:p text:style-name="P4"><text:s text:c="12"/>{</text:p>
      <text:p text:style-name="P4"><text:s text:c="16"/>// Start 4 at the same time as 1</text:p>
      <text:p text:style-name="P4"><text:s text:c="16"/>p[4] = fork();</text:p>
      <text:p text:style-name="P4"/>
      <text:p text:style-name="P4"><text:s text:c="16"/>if(p[4] != 0)</text:p>
      <text:p text:style-name="P4"><text:s text:c="16"/>{</text:p>
      <text:p text:style-name="P4"><text:s text:c="20"/>if(waitpid(p[2], NULL, 0) &amp;&amp;</text:p>
      <text:p text:style-name="P4"><text:s text:c="20"/>waitpid(p[1], NULL, 0))</text:p>
      <text:p text:style-name="P4"><text:s text:c="20"/>// Start 3 when 2 and 1 finishes</text:p>
      <text:p text:style-name="P4"><text:s text:c="20"/>p[3] = fork();</text:p>
      <text:p text:style-name="P4"/>
      <text:p text:style-name="P4"><text:s text:c="20"/>if(p[3] != 0)</text:p>
      <text:p text:style-name="P4"><text:s text:c="20"/>{</text:p>
      <text:p text:style-name="P4"/>
      <text:p text:style-name="P4"><text:s text:c="24"/>// Start 5 when 4 finishes</text:p>
      <text:p text:style-name="P4"><text:s text:c="24"/>waitpid(p[4], NULL, 0);</text:p>
      <text:p text:style-name="P4"><text:s text:c="24"/>p[5] = fork();</text:p>
      <text:p text:style-name="P4"/>
      <text:p text:style-name="P4"><text:s text:c="24"/>if(p[5] != 0)</text:p>
      <text:p text:style-name="P4"><text:s text:c="28"/>waitpid(-1, NULL, 0); // Wait for all children</text:p>
      <text:p text:style-name="P4"><text:s text:c="24"/>else</text:p>
      <text:p text:style-name="P4"><text:s text:c="28"/>process(5, 3);</text:p>
      <text:p text:style-name="P4"><text:s text:c="20"/>}</text:p>
      <text:p text:style-name="P4"><text:s text:c="20"/>else</text:p>
      <text:p text:style-name="P4"><text:s text:c="24"/>process(3, 3);</text:p>
      <text:p text:style-name="P4"/>
      <text:p text:style-name="P4"><text:s text:c="16"/>}</text:p>
      <text:p text:style-name="P4"><text:s text:c="16"/>else</text:p>
      <text:p text:style-name="P4"><text:s text:c="20"/>process(4, 2);</text:p>
      <text:p text:style-name="P4"><text:s text:c="12"/>}</text:p>
      <text:p text:style-name="P4"><text:s text:c="12"/>else</text:p>
      <text:p text:style-name="P4"><text:s text:c="16"/>process(1, 3);</text:p>
      <text:p text:style-name="P4"><text:s text:c="8"/>}</text:p>
      <text:p text:style-name="P4"><text:s text:c="8"/>else</text:p>
      <text:p text:style-name="P4"><text:s text:c="8"/>{</text:p>
      <text:p text:style-name="P4"><text:s text:c="12"/>waitpid(p[0], NULL, 0);</text:p>
      <text:p text:style-name="P4"><text:s text:c="12"/>process(2, 2);</text:p>
      <text:p text:style-name="P4"><text:s text:c="8"/>}</text:p>
      <text:p text:style-name="P4"/>
      <text:p text:style-name="P4"><text:s text:c="4"/>}</text:p>
      <text:p text:style-name="P4"><text:s text:c="4"/>else</text:p>
      <text:p text:style-name="P4"><text:s text:c="8"/>process(0, 1);</text:p>
      <text:p text:style-name="P4"/>
      <text:p text:style-name="P4"><text:s text:c="4"/>exit(0);</text:p>
      <text:p text:style-name="P4">}</text:p>
      <text:h text:style-name="Heading_20_2" text:outline-level="2"><text:soft-page-break/>4.5.2</text:h>
      <text:p text:style-name="P4"/>
      <text:p text:style-name="P6">First, this code will spawn a child through forking, after which the child will call the print-loop (and then exit), whereas the parent will also call the print-loop, wait for the child to exit, and then exit itself.</text:p>
      <text:p text:style-name="P6"/>
      <text:p text:style-name="P6">With both the child and the parent in the write-loop, they will loop and increment a loop variable <text:span text:style-name="T3">i, </text:span><text:span text:style-name="T4">and every 100 000 iteration, </text:span><text:span text:style-name="T3">g_ant </text:span><text:span text:style-name="T4">will be first incremented, and then the value of it will be printed together with a text indicating whether this is the child or the parent doing this. The global variable g_ant will be the same for both the child and the parent as they both start out, but after forking the child will only hold a copy of the variable, meaning they both increase different instances of “the same” variable.</text:span></text:p>
      <text:p text:style-name="P6"><text:span text:style-name="T4"/></text:p>
      <text:p text:style-name="P6"><text:span text:style-name="T4">Once the loop has iterated 3 000 000 times, or rather, g_ant has reached 30 </text:span><text:span text:style-name="T5">(for each process)</text:span><text:span text:style-name="T4">, the write loop finishes and child calls exit(0) whereas the parent makes sure the child has quit before it returns 0 and exits.</text:span></text:p>
      <text:p text:style-name="P6"><text:span text:style-name="T4"/></text:p>
      <text:p text:style-name="P6"><text:span text:style-name="T4"/></text:p>
      <text:h text:style-name="P12" text:outline-level="2">4.5.3</text:h>
      <text:p text:style-name="P7">This code is very similar to 4.5.2 but with a vital difference: instead of creating a child <text:span text:style-name="T3">process</text:span><text:span text:style-name="T4">, it creates a child </text:span><text:span text:style-name="T3">thread</text:span><text:span text:style-name="T4">. This means that they share global variables not by value but by reference, and thus modifying the value of it in one thread will also change it in the other. When they enter the write-loop, they will both try to increment </text:span><text:span text:style-name="T6">the same</text:span><text:span text:style-name="T7"> variable, and so this program will print half the amount of lines since it's not two variables of the same value but one variable shared between them that will be incremented, as a result of sharing the same memory space.</text:span></text:p>
      <text:p text:style-name="P7"><text:span text:style-name="T7"/></text:p>
      <text:p text:style-name="P8"><text:span text:style-name="T7"/></text:p>
      <text:h text:style-name="P13" text:outline-level="2">5.6.1</text:h>
      <text:p text:style-name="P8"><text:span text:style-name="T7">#include &lt;stdio.h&gt; <text:s text:c="4"/>/* printf */</text:span></text:p>
      <text:p text:style-name="P8"><text:span text:style-name="T7">#include &lt;stdlib.h&gt; <text:s text:c="3"/>/* exit */</text:span></text:p>
      <text:p text:style-name="P8"><text:span text:style-name="T7">#include &lt;unistd.h&gt; <text:s text:c="3"/>/* fork */</text:span></text:p>
      <text:p text:style-name="P8"><text:span text:style-name="T7">#include &lt;pthread.h&gt;</text:span></text:p>
      <text:p text:style-name="P8"><text:span text:style-name="T7">#include &lt;semaphore.h&gt;</text:span></text:p>
      <text:p text:style-name="P8"><text:span text:style-name="T7">#define SHARED 1</text:span></text:p>
      <text:p text:style-name="P8"><text:span text:style-name="T7"/></text:p>
      <text:p text:style-name="P8"><text:span text:style-name="T7">sem_t happy_semaphore[6];</text:span></text:p>
      <text:p text:style-name="P8"><text:span text:style-name="T7"/></text:p>
      <text:p text:style-name="P8"><text:span text:style-name="T7">struct threadargs</text:span></text:p>
      <text:p text:style-name="P8"><text:span text:style-name="T7">{</text:span></text:p>
      <text:p text:style-name="P8"><text:span text:style-name="T7"><text:s text:c="2"/>int id; <text:s text:c="8"/>// Thread's ID</text:span></text:p>
      <text:p text:style-name="P8"><text:span text:style-name="T7"><text:s text:c="2"/>int sleeptime; <text:s/>// Sleep this long</text:span></text:p>
      <text:p text:style-name="P8"><text:span text:style-name="T7"><text:s text:c="2"/>int signal[6]; <text:s/>// When done, signal thread(s) with ID=key and value=1</text:span></text:p>
      <text:p text:style-name="P8"><text:span text:style-name="T7">};</text:span></text:p>
      <text:p text:style-name="P8"><text:span text:style-name="T7"/></text:p>
      <text:p text:style-name="P8"><text:span text:style-name="T7"/></text:p>
      <text:p text:style-name="P8"><text:span text:style-name="T7">/* thread function: start by waiting on my own semaphore if it has been</text:span></text:p>
      <text:p text:style-name="P8"><text:span text:style-name="T7"><text:s/>* initialized to 0; do my work (sleeping); signal the threads that</text:span></text:p>
      <text:p text:style-name="P8"><text:span text:style-name="T7"><text:s/>* should start when I finish; exit</text:span></text:p>
      <text:p text:style-name="P8"><text:span text:style-name="T7">*/</text:span></text:p>
      <text:p text:style-name="P8"><text:span text:style-name="T7">void* tfunc(void *arg)</text:span></text:p>
      <text:p text:style-name="P8"><text:span text:style-name="T7">{</text:span></text:p>
      <text:p text:style-name="P8"><text:span text:style-name="T7"><text:s text:c="2"/>struct threadargs *arguments=arg;</text:span></text:p>
      <text:p text:style-name="P8"><text:span text:style-name="T7"><text:s text:c="2"/>int i;</text:span></text:p>
      <text:p text:style-name="P8"><text:span text:style-name="T7"/></text:p>
      <text:p text:style-name="P8"><text:span text:style-name="T7"><text:s text:c="2"/>sem_wait(&amp;happy_semaphore[arguments-&gt;id]);</text:span></text:p>
      <text:p text:style-name="P8"><text:span text:style-name="T7"/></text:p>
      <text:p text:style-name="P8"><text:span text:style-name="T7"><text:s text:c="2"/>printf("Tråd %d kjører\n", arguments-&gt;id);</text:span></text:p>
      <text:p text:style-name="P8"><text:span text:style-name="T7"><text:s text:c="2"/>sleep(arguments-&gt;sleeptime);</text:span></text:p>
      <text:p text:style-name="P8"><text:span text:style-name="T7"><text:s text:c="2"/>printf("Tråd %d er ferdig og vekker kanskje andre...\n", arguments-&gt;id);</text:span></text:p>
      <text:p text:style-name="P8"><text:span text:style-name="T7"/></text:p>
      <text:p text:style-name="P8"><text:span text:style-name="T7"><text:s text:c="2"/>for(i = 0; i &lt; 6; i++)</text:span></text:p>
      <text:p text:style-name="P8"><text:span text:style-name="T7"><text:s text:c="6"/>if(arguments-&gt;signal[i] == 1)</text:span></text:p>
      <text:p text:style-name="P8"><text:span text:style-name="T7"><text:s text:c="8"/>sem_post(&amp;happy_semaphore[i]);</text:span></text:p>
      <text:p text:style-name="P8"><text:span text:style-name="T7">}</text:span></text:p>
      <text:p text:style-name="P8"><text:span text:style-name="T7"/></text:p>
      <text:p text:style-name="P8"><text:span text:style-name="T7">int main(void)</text:span></text:p>
      <text:p text:style-name="P8"><text:span text:style-name="T7">{</text:span></text:p>
      <text:p text:style-name="P8"><text:span text:style-name="T7"><text:s text:c="2"/>int i,j;</text:span></text:p>
      <text:p text:style-name="P8"><text:span text:style-name="T7"><text:s text:c="2"/>pthread_t tid[6];</text:span></text:p>
      <text:p text:style-name="P8"><text:span text:style-name="T7"><text:s text:c="2"/>struct threadargs *thread_arguments[6];</text:span></text:p>
      <text:p text:style-name="P8"><text:span text:style-name="T7"/></text:p>
      <text:p text:style-name="P8"><text:span text:style-name="T7"><text:s text:c="2"/>/* allocate memory for threadargs and zero out semaphore signals */</text:span></text:p>
      <text:p text:style-name="P8"><text:span text:style-name="T7"><text:s text:c="2"/>for(i=0;i&lt;6;i++)</text:span></text:p>
      <text:p text:style-name="P8"><text:span text:style-name="T7"><text:s text:c="2"/>{</text:span></text:p>
      <text:p text:style-name="P8"><text:span text:style-name="T7"><text:s text:c="4"/>thread_arguments[i] = (struct threadargs*) malloc(sizeof(struct threadargs));</text:span></text:p>
      <text:p text:style-name="P8"><text:span text:style-name="T7"><text:s text:c="4"/>for(j=0;j&lt;6;j++) thread_arguments[i]-&gt;signal[j]=0;</text:span></text:p>
      <text:p text:style-name="P8"><text:span text:style-name="T7"><text:s text:c="2"/>}</text:span></text:p>
      <text:p text:style-name="P8"><text:span text:style-name="T7"/></text:p>
      <text:p text:style-name="P8"><text:span text:style-name="T7"><text:s text:c="2"/>/**</text:span></text:p>
      <text:p text:style-name="P8"><text:span text:style-name="T7"><text:s text:c="3"/>** Define sleeptime, what thread(s) to wake</text:span></text:p>
      <text:p text:style-name="P8"><text:span text:style-name="T7"><text:s text:c="3"/>** and ID for each thread.</text:span></text:p>
      <text:p text:style-name="P8"><text:span text:style-name="T7"><text:s text:c="3"/>*/</text:span></text:p>
      <text:p text:style-name="P8"><text:span text:style-name="T7"><text:s text:c="2"/>thread_arguments[0]-&gt;id=0;</text:span></text:p>
      <text:p text:style-name="P8"><text:span text:style-name="T7"><text:s text:c="2"/>thread_arguments[0]-&gt;sleeptime=1;</text:span></text:p>
      <text:p text:style-name="P8"><text:span text:style-name="T7"><text:s text:c="2"/>thread_arguments[0]-&gt;signal[1]=1;</text:span></text:p>
      <text:p text:style-name="P8"><text:span text:style-name="T7"><text:s text:c="2"/>thread_arguments[0]-&gt;signal[4]=1;</text:span></text:p>
      <text:p text:style-name="P8"><text:span text:style-name="T7"/></text:p>
      <text:p text:style-name="P8"><text:span text:style-name="T7"><text:s text:c="2"/>thread_arguments[1]-&gt;id=1;</text:span></text:p>
      <text:p text:style-name="P8"><text:span text:style-name="T7"><text:s text:c="2"/>thread_arguments[1]-&gt;sleeptime=2;</text:span></text:p>
      <text:p text:style-name="P8"><text:span text:style-name="T7"><text:s text:c="2"/>thread_arguments[1]-&gt;signal[3]=1;</text:span></text:p>
      <text:p text:style-name="P8"><text:span text:style-name="T7"/></text:p>
      <text:p text:style-name="P8"><text:span text:style-name="T7"><text:s text:c="2"/>thread_arguments[2]-&gt;id=2;</text:span></text:p>
      <text:p text:style-name="P8"><text:span text:style-name="T7"><text:s text:c="2"/>thread_arguments[2]-&gt;sleeptime=3;</text:span></text:p>
      <text:p text:style-name="P8"><text:span text:style-name="T7"/></text:p>
      <text:p text:style-name="P8"><text:span text:style-name="T7"/></text:p>
      <text:p text:style-name="P8"><text:span text:style-name="T7"><text:s text:c="2"/>thread_arguments[3]-&gt;id=3;</text:span></text:p>
      <text:p text:style-name="P8"><text:span text:style-name="T7"><text:s text:c="2"/>thread_arguments[3]-&gt;sleeptime=2;</text:span></text:p>
      <text:p text:style-name="P8"><text:soft-page-break/><text:span text:style-name="T7"/></text:p>
      <text:p text:style-name="P8"><text:span text:style-name="T7"/></text:p>
      <text:p text:style-name="P8"><text:span text:style-name="T7"><text:s text:c="2"/>thread_arguments[4]-&gt;id=4;</text:span></text:p>
      <text:p text:style-name="P8"><text:span text:style-name="T7"><text:s text:c="2"/>thread_arguments[4]-&gt;sleeptime=3;</text:span></text:p>
      <text:p text:style-name="P8"><text:span text:style-name="T7"><text:s text:c="2"/>thread_arguments[4]-&gt;signal[5]=1;</text:span></text:p>
      <text:p text:style-name="P8"><text:span text:style-name="T7"/></text:p>
      <text:p text:style-name="P8"><text:span text:style-name="T7"><text:s text:c="2"/>thread_arguments[5]-&gt;id=5;</text:span></text:p>
      <text:p text:style-name="P8"><text:span text:style-name="T7"><text:s text:c="2"/>thread_arguments[5]-&gt;sleeptime=3;</text:span></text:p>
      <text:p text:style-name="P8"><text:span text:style-name="T7"/></text:p>
      <text:p text:style-name="P8"><text:span text:style-name="T7"/></text:p>
      <text:p text:style-name="P8"><text:span text:style-name="T7"><text:s text:c="2"/>sem_init(&amp;happy_semaphore[0], SHARED, 1);</text:span></text:p>
      <text:p text:style-name="P8"><text:span text:style-name="T7"><text:s text:c="2"/>sem_init(&amp;happy_semaphore[1], SHARED, 0);</text:span></text:p>
      <text:p text:style-name="P8"><text:span text:style-name="T7"><text:s text:c="2"/>sem_init(&amp;happy_semaphore[2], SHARED, 1);</text:span></text:p>
      <text:p text:style-name="P8"><text:span text:style-name="T7"><text:s text:c="2"/>sem_init(&amp;happy_semaphore[3], SHARED, 0);</text:span></text:p>
      <text:p text:style-name="P8"><text:span text:style-name="T7"><text:s text:c="2"/>sem_init(&amp;happy_semaphore[4], SHARED, 0);</text:span></text:p>
      <text:p text:style-name="P8"><text:span text:style-name="T7"><text:s text:c="2"/>sem_init(&amp;happy_semaphore[5], SHARED, 0);</text:span></text:p>
      <text:p text:style-name="P8"><text:span text:style-name="T7"/></text:p>
      <text:p text:style-name="P8"><text:span text:style-name="T7"><text:s text:c="2"/>for(i=0; i &lt; 6; i++)</text:span></text:p>
      <text:p text:style-name="P8"><text:span text:style-name="T7"><text:s text:c="4"/>pthread_create(&amp;tid[i], NULL, tfunc, (void *) thread_arguments[i]);</text:span></text:p>
      <text:p text:style-name="P8"><text:span text:style-name="T7"/></text:p>
      <text:p text:style-name="P8"><text:span text:style-name="T7"/></text:p>
      <text:p text:style-name="P8"><text:span text:style-name="T7"><text:s text:c="2"/>for(i=0;i&lt;6;i++) pthread_join(tid[i], NULL);</text:span></text:p>
      <text:p text:style-name="P8"><text:span text:style-name="T7"/></text:p>
      <text:p text:style-name="P8"><text:span text:style-name="T7"><text:s text:c="2"/>return 0;</text:span></text:p>
      <text:p text:style-name="P8"><text:span text:style-name="T7">}</text:span></text:p>
      <text:h text:style-name="P14" text:outline-level="2"><text:span text:style-name="T8">5.6.2</text:span></text:h>
      <text:p text:style-name="P9"><text:span text:style-name="T7"/></text:p>
      <text:p text:style-name="P9"><text:span text:style-name="T7">#include &lt;stdio.h&gt;</text:span></text:p>
      <text:p text:style-name="P9"><text:span text:style-name="T7">#include &lt;stdlib.h&gt;</text:span></text:p>
      <text:p text:style-name="P9"><text:span text:style-name="T7">#include &lt;unistd.h&gt; <text:s text:c="4"/>/* usleep */</text:span></text:p>
      <text:p text:style-name="P9"><text:span text:style-name="T7">#include &lt;pthread.h&gt;</text:span></text:p>
      <text:p text:style-name="P9"><text:span text:style-name="T7">#include &lt;semaphore.h&gt;</text:span></text:p>
      <text:p text:style-name="P9"><text:span text:style-name="T7">#include &lt;stdlib.h&gt;</text:span></text:p>
      <text:p text:style-name="P9"><text:span text:style-name="T7">#define SHARED 0 <text:s text:c="7"/>/* process-sharing if !=0, thread-sharing if =0*/</text:span></text:p>
      <text:p text:style-name="P9"><text:span text:style-name="T7">#define BUF_SIZE 20</text:span></text:p>
      <text:p text:style-name="P9"><text:span text:style-name="T7">#define MAX_MOD 100000</text:span></text:p>
      <text:p text:style-name="P9"><text:span text:style-name="T7">#define NUM_ITER 1000</text:span></text:p>
      <text:p text:style-name="P9"><text:span text:style-name="T7"/></text:p>
      <text:p text:style-name="P9"><text:span text:style-name="T7">void *Producer(void *); /* Producer thread */</text:span></text:p>
      <text:p text:style-name="P9"><text:span text:style-name="T7">void *Consumer(void *); /* Consumer thread */</text:span></text:p>
      <text:p text:style-name="P9"><text:span text:style-name="T7"/></text:p>
      <text:p text:style-name="P9"><text:span text:style-name="T7">struct arguments</text:span></text:p>
      <text:p text:style-name="P9"><text:span text:style-name="T7">{</text:span></text:p>
      <text:p text:style-name="P9"><text:span text:style-name="T7"><text:s text:c="4"/>int id;</text:span></text:p>
      <text:p text:style-name="P9"><text:span text:style-name="T7">};</text:span></text:p>
      <text:p text:style-name="P9"><text:span text:style-name="T7"/></text:p>
      <text:p text:style-name="P9"><text:span text:style-name="T7">sem_t empty; <text:s text:c="11"/>/* empty: How many empty buffer slots */</text:span></text:p>
      <text:p text:style-name="P9"><text:span text:style-name="T7">sem_t full; <text:s text:c="12"/>/* full: How many full buffer slots */</text:span></text:p>
      <text:p text:style-name="P9"><text:span text:style-name="T7">pthread_mutex_t mutex; <text:s/>/* mutex: Mutex lock */</text:span></text:p>
      <text:p text:style-name="P9"><text:span text:style-name="T7">int data[BUF_SIZE]; <text:s text:c="4"/>/* shared finite buffer <text:s/>*/</text:span></text:p>
      <text:p text:style-name="P9"><text:span text:style-name="T7"/></text:p>
      <text:p text:style-name="P9"><text:span text:style-name="T7">int main(int argc, char* argv[])</text:span></text:p>
      <text:p text:style-name="P9"><text:span text:style-name="T7">{</text:span></text:p>
      <text:p text:style-name="P9"><text:span text:style-name="T7"><text:s text:c="2"/>if(argc &lt; 2)</text:span></text:p>
      <text:p text:style-name="P9"><text:span text:style-name="T7"><text:s text:c="4"/>printf("\nToo few arguments bro, please provide amount of producers/consumers.");</text:span></text:p>
      <text:p text:style-name="P9"><text:span text:style-name="T7"/></text:p>
      <text:p text:style-name="P9"><text:span text:style-name="T7"><text:s text:c="2"/>int i,j, amount = atoi(argv[1]);</text:span></text:p>
      <text:p text:style-name="P9"><text:span text:style-name="T7"/></text:p>
      <text:p text:style-name="P9"><text:span text:style-name="T7"/></text:p>
      <text:p text:style-name="P9"><text:span text:style-name="T7"><text:s text:c="2"/>// Argument (containing only ID) to pass each thread</text:span></text:p>
      <text:p text:style-name="P9"><text:span text:style-name="T7"><text:s text:c="2"/>struct arguments *thread_arguments[amount];</text:span></text:p>
      <text:p text:style-name="P9"><text:span text:style-name="T7"/></text:p>
      <text:p text:style-name="P9"><text:span text:style-name="T7"><text:s text:c="2"/>for(i=0;i&lt;amount;i++)</text:span></text:p>
      <text:p text:style-name="P9"><text:span text:style-name="T7"><text:s text:c="2"/>{</text:span></text:p>
      <text:p text:style-name="P9"><text:span text:style-name="T7"><text:s text:c="4"/>thread_arguments[i] = (struct arguments*) malloc(sizeof(struct arguments));</text:span></text:p>
      <text:p text:style-name="P9"><text:span text:style-name="T7"><text:s text:c="4"/>thread_arguments[i]-&gt;id=i;</text:span></text:p>
      <text:p text:style-name="P9"><text:span text:style-name="T7"><text:s text:c="2"/>}</text:span></text:p>
      <text:p text:style-name="P9"><text:span text:style-name="T7"/></text:p>
      <text:p text:style-name="P9"><text:span text:style-name="T7"><text:s text:c="2"/>pthread_t pid[amount], cid[amount];</text:span></text:p>
      <text:p text:style-name="P9"><text:span text:style-name="T7"/></text:p>
      <text:p text:style-name="P9"><text:span text:style-name="T7"><text:s text:c="2"/>sem_init(&amp;empty, SHARED, BUF_SIZE);</text:span></text:p>
      <text:p text:style-name="P9"><text:span text:style-name="T7"><text:s text:c="2"/>sem_init(&amp;full, SHARED, 0);</text:span></text:p>
      <text:p text:style-name="P9"><text:span text:style-name="T7"><text:s text:c="2"/>pthread_mutex_init(&amp;mutex,0);</text:span></text:p>
      <text:p text:style-name="P9"><text:span text:style-name="T7"/></text:p>
      <text:p text:style-name="P9"><text:span text:style-name="T7"><text:s text:c="2"/>printf("Main started; setting up %d producers and consumers ...\n",amount);</text:span></text:p>
      <text:p text:style-name="P9"><text:span text:style-name="T7"/></text:p>
      <text:p text:style-name="P9"><text:span text:style-name="T7"><text:s text:c="2"/>for(i=0; i&lt;amount; i++)</text:span></text:p>
      <text:p text:style-name="P9"><text:span text:style-name="T7"><text:s text:c="2"/>{</text:span></text:p>
      <text:p text:style-name="P9"><text:span text:style-name="T7"><text:s text:c="4"/>pthread_create(&amp;pid[i], NULL, Producer, (void*)thread_arguments[i]);</text:span></text:p>
      <text:p text:style-name="P9"><text:span text:style-name="T7"><text:s text:c="4"/>pthread_create(&amp;cid[i], NULL, Consumer, (void*)thread_arguments[i]);</text:span></text:p>
      <text:p text:style-name="P9"><text:span text:style-name="T7"><text:s text:c="2"/>}</text:span></text:p>
      <text:p text:style-name="P9"><text:span text:style-name="T7"/></text:p>
      <text:p text:style-name="P9"><text:span text:style-name="T7"><text:s text:c="2"/>for(i=0; i&lt;amount; i++)</text:span></text:p>
      <text:p text:style-name="P9"><text:span text:style-name="T7"><text:s text:c="2"/>{</text:span></text:p>
      <text:p text:style-name="P9"><text:span text:style-name="T7"><text:s text:c="4"/>pthread_join(pid[i], NULL);</text:span></text:p>
      <text:p text:style-name="P9"><text:span text:style-name="T7"><text:s text:c="4"/>pthread_join(cid[i], NULL);</text:span></text:p>
      <text:p text:style-name="P9"><text:span text:style-name="T7"><text:s text:c="2"/>}</text:span></text:p>
      <text:p text:style-name="P9"><text:span text:style-name="T7"/></text:p>
      <text:p text:style-name="P9"><text:span text:style-name="T7"><text:s text:c="2"/>printf("main done\n");</text:span></text:p>
      <text:p text:style-name="P9"><text:span text:style-name="T7"/></text:p>
      <text:p text:style-name="P9"><text:span text:style-name="T7"><text:s text:c="2"/>return 0;</text:span></text:p>
      <text:p text:style-name="P9"><text:span text:style-name="T7">}</text:span></text:p>
      <text:p text:style-name="P9"><text:span text:style-name="T7"/></text:p>
      <text:p text:style-name="P9"><text:span text:style-name="T7"/></text:p>
      <text:p text:style-name="P9"><text:span text:style-name="T7">void *Producer(void *arg)</text:span></text:p>
      <text:p text:style-name="P9"><text:soft-page-break/><text:span text:style-name="T7">{</text:span></text:p>
      <text:p text:style-name="P9"><text:span text:style-name="T7"><text:s text:c="2"/>struct arguments *args = arg;</text:span></text:p>
      <text:p text:style-name="P9"><text:span text:style-name="T7"/></text:p>
      <text:p text:style-name="P9"><text:span text:style-name="T7"><text:s text:c="2"/>int semvalem,i=0,j; <text:s text:c="9"/>/* semvalem: semaphore value of empty semaphore */</text:span></text:p>
      <text:p text:style-name="P9"><text:span text:style-name="T7"/></text:p>
      <text:p text:style-name="P9"><text:span text:style-name="T7"><text:s text:c="2"/>while(i &lt; NUM_ITER)</text:span></text:p>
      <text:p text:style-name="P9"><text:span text:style-name="T7"><text:s text:c="2"/>{</text:span></text:p>
      <text:p text:style-name="P9"><text:span text:style-name="T7"><text:s text:c="4"/>usleep(rand()%MAX_MOD); <text:s text:c="3"/>/* pretend to generate an item by a random wait*/</text:span></text:p>
      <text:p text:style-name="P9"><text:span text:style-name="T7"><text:s text:c="4"/>sem_wait(&amp;empty);</text:span></text:p>
      <text:p text:style-name="P9"><text:span text:style-name="T7"><text:s text:c="4"/>pthread_mutex_lock(&amp;mutex);</text:span></text:p>
      <text:p text:style-name="P9"><text:span text:style-name="T7"><text:s text:c="4"/>sem_getvalue(&amp;empty, &amp;semvalem);</text:span></text:p>
      <text:p text:style-name="P9"><text:span text:style-name="T7"><text:s text:c="4"/>data[BUF_SIZE-(semvalem-1)]=1; /* put item in buffer */</text:span></text:p>
      <text:p text:style-name="P9"><text:span text:style-name="T7"><text:s text:c="4"/>/* the following two lines just prints a bar showing current buffer fill */</text:span></text:p>
      <text:p text:style-name="P9"><text:span text:style-name="T7"><text:s text:c="4"/>j=BUF_SIZE; printf("(Producer %d, semaphore empty is %d) \t",args-&gt;id,semvalem);</text:span></text:p>
      <text:p text:style-name="P9"><text:span text:style-name="T7"><text:s text:c="4"/>while(j &gt; semvalem) { j--; printf("="); } printf("\n");</text:span></text:p>
      <text:p text:style-name="P9"><text:span text:style-name="T7"><text:s text:c="4"/>pthread_mutex_unlock(&amp;mutex);</text:span></text:p>
      <text:p text:style-name="P9"><text:span text:style-name="T7"><text:s text:c="4"/>sem_post(&amp;full);</text:span></text:p>
      <text:p text:style-name="P9"><text:span text:style-name="T7"><text:s text:c="4"/>i++;</text:span></text:p>
      <text:p text:style-name="P9"><text:span text:style-name="T7"><text:s text:c="2"/>}</text:span></text:p>
      <text:p text:style-name="P9"><text:span text:style-name="T7"/></text:p>
      <text:p text:style-name="P9"><text:span text:style-name="T7"><text:s text:c="2"/>return 0;</text:span></text:p>
      <text:p text:style-name="P9"><text:span text:style-name="T7">}</text:span></text:p>
      <text:p text:style-name="P9"><text:span text:style-name="T7"/></text:p>
      <text:p text:style-name="P9"><text:span text:style-name="T7"/></text:p>
      <text:p text:style-name="P9"><text:span text:style-name="T7">void *Consumer(void *arg)</text:span></text:p>
      <text:p text:style-name="P9"><text:span text:style-name="T7">{</text:span></text:p>
      <text:p text:style-name="P9"><text:span text:style-name="T7"><text:s text:c="2"/>int semvalfu,i=0,j; <text:s text:c="6"/>/* semvalfu: semaphore value of full semaphore */</text:span></text:p>
      <text:p text:style-name="P9"><text:span text:style-name="T7"><text:s text:c="2"/>struct arguments *args = arg;</text:span></text:p>
      <text:p text:style-name="P9"><text:span text:style-name="T7"/></text:p>
      <text:p text:style-name="P9"><text:span text:style-name="T7"><text:s text:c="2"/>while(i &lt; NUM_ITER) {</text:span></text:p>
      <text:p text:style-name="P9"><text:span text:style-name="T7"><text:s text:c="4"/>usleep(rand()%MAX_MOD); /* pretend to generate an item by a random wait*/</text:span></text:p>
      <text:p text:style-name="P9"><text:span text:style-name="T7"><text:s text:c="4"/>sem_wait(&amp;full);</text:span></text:p>
      <text:p text:style-name="P9"><text:span text:style-name="T7"><text:s text:c="4"/>pthread_mutex_lock(&amp;mutex);</text:span></text:p>
      <text:p text:style-name="P9"><text:span text:style-name="T7"><text:s text:c="4"/>sem_getvalue(&amp;full, &amp;semvalfu);</text:span></text:p>
      <text:p text:style-name="P9"><text:span text:style-name="T7"><text:s text:c="4"/>data[semvalfu]=0; <text:s text:c="6"/>/* remove item from buffer */</text:span></text:p>
      <text:p text:style-name="P9"><text:span text:style-name="T7"><text:s text:c="4"/>/* the following two lines just prints a bar showing current buffer fill */</text:span></text:p>
      <text:p text:style-name="P9"><text:span text:style-name="T7"><text:s text:c="4"/>j=0; printf("(Consumer %d, semaphore full is %d) <text:s/>\t",args-&gt;id,semvalfu);</text:span></text:p>
      <text:p text:style-name="P9"><text:span text:style-name="T7"><text:s text:c="4"/>while(j &lt; semvalfu) { j++; printf("="); } printf("\n");</text:span></text:p>
      <text:p text:style-name="P9"><text:span text:style-name="T7"><text:s text:c="4"/>pthread_mutex_unlock(&amp;mutex);</text:span></text:p>
      <text:p text:style-name="P9"><text:span text:style-name="T7"><text:s text:c="4"/>sem_post(&amp;empty);</text:span></text:p>
      <text:p text:style-name="P9"><text:span text:style-name="T7"><text:s text:c="4"/>i++;</text:span></text:p>
      <text:p text:style-name="P9"><text:span text:style-name="T7"><text:s text:c="2"/>}</text:span></text:p>
      <text:p text:style-name="P9"><text:span text:style-name="T7"/></text:p>
      <text:p text:style-name="P9"><text:span text:style-name="T7"><text:s text:c="2"/>return 0;</text:span></text:p>
      <text:p text:style-name="P9"><text:span text:style-name="T7"/></text:p>
      <text:p text:style-name="P9"><text:span text:style-name="T7">}</text:span></text:p>
      <text:h text:style-name="P14" text:outline-level="2"><text:span text:style-name="T8"/></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0T22:48:16.730273938</meta:creation-date>
    <dc:date>2014-02-21T23:24:33.807679590</dc:date>
    <meta:editing-duration>PT32M35S</meta:editing-duration>
    <meta:editing-cycles>1</meta:editing-cycles>
    <meta:document-statistic meta:table-count="0" meta:image-count="0" meta:object-count="0" meta:page-count="10" meta:paragraph-count="307" meta:word-count="1415" meta:character-count="10245" meta:non-whitespace-character-count="7962"/>
    <meta:generator>LibreOffice/4.1.1.2$Linux_X86_64 LibreOffice_project/410m0$Build-2</meta:generator>
  </office:meta>
</office:document-meta>
</file>